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2.15cm" svg:height="6.834cm" svg:x="6.786cm" svg:y="2.305cm">
            <draw:object draw:notify-on-update-of-ranges="Arkusz1.A1:Arkusz1.A1 Arkusz1.A2:Arkusz1.A22 Arkusz1.B1:Arkusz1.B1 Arkusz1.B2:Arkusz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" office:value-type="string" calcext:value-type="string">
            <text:p>y = ax + b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3]*[.A2]+[.$D$4]"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D$3]*[.A3]+[.$D$4]" office:value-type="float" office:value="-15" calcext:value-type="float">
            <text:p>-15</text:p>
          </table:table-cell>
          <table:table-cell table:style-name="ce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$D$3]*[.A4]+[.$D$4]" office:value-type="float" office:value="-13" calcext:value-type="float">
            <text:p>-13</text:p>
          </table:table-cell>
          <table:table-cell table:style-name="ce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D$3]*[.A5]+[.$D$4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D$3]*[.A6]+[.$D$4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3]*[.A7]+[.$D$4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D$3]*[.A8]+[.$D$4]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D$3]*[.A9]+[.$D$4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D$3]*[.A10]+[.$D$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D$3]*[.A11]+[.$D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3]*[.A12]+[.$D$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D$3]*[.A13]+[.$D$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D$3]*[.A14]+[.$D$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D$3]*[.A15]+[.$D$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D$3]*[.A16]+[.$D$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3]*[.A17]+[.$D$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D$3]*[.A18]+[.$D$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D$3]*[.A19]+[.$D$4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D$3]*[.A20]+[.$D$4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D$3]*[.A21]+[.$D$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3]*[.A22]+[.$D$4]" office:value-type="float" office:value="23" calcext:value-type="float">
            <text:p>23</text:p>
          </table:table-cell>
          <table:table-cell table:number-columns-repeated="2"/>
        </table:table-row>
      </table:table>
      <table:table table:name="Arkusz1_2" table:style-name="ta1">
        <table:shapes>
          <draw:frame draw:z-index="0" draw:style-name="gr1" draw:text-style-name="P1" svg:width="12.15cm" svg:height="6.834cm" svg:x="6.672cm" svg:y="3.138cm">
            <draw:object draw:notify-on-update-of-ranges="Arkusz1_2.A2:Arkusz1_2.A22 Arkusz1_2.B1:Arkusz1_2.B1 Arkusz1_2.B2:Arkusz1_2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" office:value-type="string" calcext:value-type="string">
            <text:p>y = ax^2 + bx + c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3]*[.A2]*[.A2]+[.$D$4]*[.A2]+[.$D$5]" office:value-type="float" office:value="-478" calcext:value-type="float">
            <text:p>-478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D$3]*[.A3]*[.A3]+[.$D$4]*[.A3]+[.$D$5]" office:value-type="float" office:value="-385" calcext:value-type="float">
            <text:p>-385</text:p>
          </table:table-cell>
          <table:table-cell table:style-name="ce1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D3]*3^3+[.D4]*3^2+[.D5]*3+[.D6]"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$D$3]*[.A4]*[.A4]+[.$D$4]*[.A4]+[.$D$5]" office:value-type="float" office:value="-302" calcext:value-type="float">
            <text:p>-302</text:p>
          </table:table-cell>
          <table:table-cell table:style-name="ce1"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D$3]*[.A5]*[.A5]+[.$D$4]*[.A5]+[.$D$5]" office:value-type="float" office:value="-229" calcext:value-type="float">
            <text:p>-229</text:p>
          </table:table-cell>
          <table:table-cell table:style-name="ce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D$3]*[.A6]*[.A6]+[.$D$4]*[.A6]+[.$D$5]" office:value-type="float" office:value="-166" calcext:value-type="float">
            <text:p>-166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3]*[.A7]*[.A7]+[.$D$4]*[.A7]+[.$D$5]" office:value-type="float" office:value="-113" calcext:value-type="float">
            <text:p>-113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D$3]*[.A8]*[.A8]+[.$D$4]*[.A8]+[.$D$5]" office:value-type="float" office:value="-70" calcext:value-type="float">
            <text:p>-70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D$3]*[.A9]*[.A9]+[.$D$4]*[.A9]+[.$D$5]" office:value-type="float" office:value="-37" calcext:value-type="float">
            <text:p>-37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D$3]*[.A10]*[.A10]+[.$D$4]*[.A10]+[.$D$5]" office:value-type="float" office:value="-14" calcext:value-type="float">
            <text:p>-14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D$3]*[.A11]*[.A11]+[.$D$4]*[.A11]+[.$D$5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3]*[.A12]*[.A12]+[.$D$4]*[.A12]+[.$D$5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D$3]*[.A13]*[.A13]+[.$D$4]*[.A13]+[.$D$5]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D$3]*[.A14]*[.A14]+[.$D$4]*[.A14]+[.$D$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D$3]*[.A15]*[.A15]+[.$D$4]*[.A15]+[.$D$5]" office:value-type="float" office:value="-49" calcext:value-type="float">
            <text:p>-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D$3]*[.A16]*[.A16]+[.$D$4]*[.A16]+[.$D$5]" office:value-type="float" office:value="-86" calcext:value-type="float">
            <text:p>-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3]*[.A17]*[.A17]+[.$D$4]*[.A17]+[.$D$5]" office:value-type="float" office:value="-133" calcext:value-type="float">
            <text:p>-13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D$3]*[.A18]*[.A18]+[.$D$4]*[.A18]+[.$D$5]" office:value-type="float" office:value="-190" calcext:value-type="float">
            <text:p>-19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D$3]*[.A19]*[.A19]+[.$D$4]*[.A19]+[.$D$5]" office:value-type="float" office:value="-257" calcext:value-type="float">
            <text:p>-2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D$3]*[.A20]*[.A20]+[.$D$4]*[.A20]+[.$D$5]" office:value-type="float" office:value="-334" calcext:value-type="float">
            <text:p>-33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D$3]*[.A21]*[.A21]+[.$D$4]*[.A21]+[.$D$5]" office:value-type="float" office:value="-421" calcext:value-type="float">
            <text:p>-4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3]*[.A22]*[.A22]+[.$D$4]*[.A22]+[.$D$5]" office:value-type="float" office:value="-518" calcext:value-type="float">
            <text:p>-5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09:03:59.314572846</meta:creation-date>
    <dc:date>2025-05-19T09:41:55.496335321</dc:date>
    <meta:editing-duration>PT15M23S</meta:editing-duration>
    <meta:editing-cycles>1</meta:editing-cycles>
    <meta:document-statistic meta:table-count="2" meta:cell-count="103" meta:object-count="2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51cm" svg:height="6.835cm" xlink:href=".." xlink:type="simple" chart:class="chart:scatter" chart:style-name="ch1">
        <chart:legend chart:legend-position="end" svg:x="10.638cm" svg:y="3.11cm" style:legend-expansion="high" chart:style-name="ch2"/>
        <chart:plot-area chart:style-name="ch3" table:cell-range-address="Arkusz1.A1:Arkusz1.B22" chart:data-source-has-labels="row" svg:x="0.243cm" svg:y="0.136cm" svg:width="10.152cm" svg:height="6.563cm">
          <chart:coordinate-region svg:x="0.497cm" svg:y="0.343cm" svg:width="9.703cm" svg:height="6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22" chart:label-cell-address="Arkusz1.B1:Arkusz1.B1" chart:class="chart:scatter">
            <chart:domain table:cell-range-address="Arkusz1.A2:Arkusz1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Arkusz1.A2:Arkusz1.A22</svg:desc>
                </draw:g>
              </table:table-cell>
              <table:table-cell office:value-type="float" office:value="-17">
                <text:p>-17</text:p>
                <draw:g>
                  <svg:desc>Arkusz1.B2:Arkusz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51cm" svg:height="6.835cm" xlink:href=".." xlink:type="simple" chart:class="chart:scatter" chart:style-name="ch1">
        <chart:legend chart:legend-position="end" svg:x="10.638cm" svg:y="3.11cm" style:legend-expansion="high" chart:style-name="ch2"/>
        <chart:plot-area chart:style-name="ch3" table:cell-range-address="Arkusz1_2.A2:Arkusz1_2.B22 Arkusz1_2.B1:Arkusz1_2.B1" chart:data-source-has-labels="row" svg:x="0.243cm" svg:y="0.136cm" svg:width="10.152cm" svg:height="6.563cm">
          <chart:coordinate-region svg:x="0.497cm" svg:y="0.344cm" svg:width="9.703cm" svg:height="6.1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_2.B2:Arkusz1_2.B22" chart:label-cell-address="Arkusz1_2.B1:Arkusz1_2.B1" chart:class="chart:scatter">
            <chart:domain table:cell-range-address="Arkusz1_2.A2:Arkusz1_2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Arkusz1_2.B1:Arkusz1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Arkusz1_2.A2:Arkusz1_2.A22</svg:desc>
                </draw:g>
              </table:table-cell>
              <table:table-cell office:value-type="float" office:value="-478">
                <text:p>-478</text:p>
                <draw:g>
                  <svg:desc>Arkusz1_2.B2:Arkusz1_2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518">
                <text:p>-5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